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01A0000001A2B588D58.png"/>
  <manifest:file-entry manifest:media-type="image/jpeg" manifest:full-path="Pictures/100000000000002E0000001E4C5920C8.jpg"/>
  <manifest:file-entry manifest:media-type="image/png" manifest:full-path="Pictures/100002010000001E0000001E4820C2E0.png"/>
  <manifest:file-entry manifest:media-type="image/png" manifest:full-path="Pictures/10000201000000200000002093D221BE.png"/>
  <manifest:file-entry manifest:media-type="image/jpeg" manifest:full-path="Pictures/100000000000019C000001C4BEC489CE.jpg"/>
  <manifest:file-entry manifest:media-type="image/jpeg" manifest:full-path="Pictures/100000000000002600000027025EC39E.jpg"/>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4" style:family="paragraph" style:parent-style-name="Standard">
      <style:paragraph-properties fo:margin-left="0cm" fo:margin-right="0cm" fo:text-indent="-0.635cm" style:auto-text-indent="false"/>
    </style:style>
    <style:style style:name="P5" style:family="paragraph" style:parent-style-name="Standard" style:list-style-name="L1">
      <style:paragraph-properties fo:margin-left="0cm" fo:margin-right="0cm" fo:text-indent="-0.635cm" style:auto-text-indent="false"/>
    </style:style>
    <style:style style:name="P6" style:family="paragraph" style:parent-style-name="Referencia" style:list-style-name="L1">
      <style:paragraph-properties fo:margin-left="0cm" fo:margin-right="0cm" fo:text-indent="-0.635cm" style:auto-text-indent="false"/>
    </style:style>
    <style:style style:name="P7"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2" style:family="paragraph" style:parent-style-name="Footer">
      <style:paragraph-properties fo:text-align="center" style:justify-single-word="false"/>
      <style:text-properties fo:color="#666666" fo:font-style="italic" style:font-style-asian="italic" style:font-style-complex="italic"/>
    </style:style>
    <style:style style:name="P13"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0"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2" style:family="paragraph" style:parent-style-name="Standard">
      <style:text-properties fo:font-variant="normal" fo:text-transform="none" fo:color="#000000" style:font-name="sans-serif" fo:font-size="9.75pt" fo:letter-spacing="normal" fo:font-style="normal" fo:font-weight="bold"/>
    </style:style>
    <style:style style:name="P23" style:family="paragraph" style:parent-style-name="Illustration_20_Index_20_1">
      <style:paragraph-properties>
        <style:tab-stops>
          <style:tab-stop style:position="15.499cm" style:type="right" style:leader-style="dotted" style:leader-text="."/>
        </style:tab-stops>
      </style:paragraph-properties>
    </style:style>
    <style:style style:name="P24" style:family="paragraph" style:parent-style-name="Contents_20_3">
      <style:paragraph-properties>
        <style:tab-stops>
          <style:tab-stop style:position="15.499cm" style:type="right" style:leader-style="dotted" style:leader-text="."/>
        </style:tab-stops>
      </style:paragraph-properties>
    </style:style>
    <style:style style:name="P25" style:family="paragraph" style:parent-style-name="Contents_20_1">
      <style:paragraph-properties>
        <style:tab-stops>
          <style:tab-stop style:position="15.499cm" style:type="right" style:leader-style="dotted" style:leader-text="."/>
        </style:tab-stops>
      </style:paragraph-properties>
    </style:style>
    <style:style style:name="P26" style:family="paragraph" style:parent-style-name="Contents_20_2">
      <style:paragraph-properties>
        <style:tab-stops>
          <style:tab-stop style:position="15.499cm"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paragraph-properties fo:margin-left="0cm" fo:margin-right="0cm" fo:text-indent="-0.635cm" style:auto-text-indent="false"/>
    </style:style>
    <style:style style:name="P34" style:family="paragraph" style:parent-style-name="Standard" style:list-style-name="L1">
      <style:paragraph-properties fo:margin-left="0cm" fo:margin-right="0cm" fo:text-indent="-0.635cm" style:auto-text-indent="false"/>
    </style:style>
    <style:style style:name="P35"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36" style:family="paragraph" style:parent-style-name="Heading_20_1">
      <style:paragraph-properties fo:break-before="page"/>
    </style:style>
    <style:style style:name="P37" style:family="paragraph" style:parent-style-name="Heading_20_3">
      <style:text-properties fo:font-style="italic" style:font-style-asian="italic" style:font-style-complex="italic"/>
    </style:style>
    <style:style style:name="P38"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39"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0"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41"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43" style:family="paragraph" style:parent-style-name="Referencia" style:list-style-name="L1">
      <style:paragraph-properties fo:margin-left="0cm" fo:margin-right="0cm" fo:text-indent="-0.635cm" style:auto-text-indent="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font-name="Times New Roman1" fo:font-size="12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95311840" text:id="ct95311840">
          <text:insertion>
            <office:change-info>
              <dc:creator>Álvaro Herrero</dc:creator>
              <dc:date>2013-11-29T16:55:00</dc:date>
            </office:change-info>
          </text:insertion>
        </text:changed-region>
        <text:changed-region xml:id="ct210939264" text:id="ct210939264">
          <text:deletion>
            <office:change-info>
              <dc:creator>Alba Neila</dc:creator>
              <dc:date>2013-11-29T23:53:00</dc:date>
            </office:change-info>
            <text:p text:style-name="P1"/>
            <text:p text:style-name="P2"><draw:frame draw:style-name="fr1" draw:name="gráficos1" text:anchor-type="paragraph" svg:width="8.901cm" svg:height="9.751cm" draw:z-index="0"><draw:image xlink:href="Pictures/100000000000019C000001C4BEC489CE.jpg" xlink:type="simple" xlink:show="embed" xlink:actuate="onLoad"/></draw:frame></text:p>
            <text:p text:style-name="P3"/>
          </text:deletion>
        </text:changed-region>
        <text:changed-region xml:id="ct95309656" text:id="ct95309656">
          <text:insertion>
            <office:change-info>
              <dc:creator>Alba Neila</dc:creator>
              <dc:date>2013-11-29T18:28:00</dc:date>
            </office:change-info>
          </text:insertion>
        </text:changed-region>
        <text:changed-region xml:id="ct95309968" text:id="ct95309968">
          <text:insertion>
            <office:change-info>
              <dc:creator>Alba Neila</dc:creator>
              <dc:date>2013-11-29T18:25:00</dc:date>
            </office:change-info>
          </text:insertion>
        </text:changed-region>
        <text:changed-region xml:id="ct95310176" text:id="ct95310176">
          <text:insertion>
            <office:change-info>
              <dc:creator>Álvaro Herrero</dc:creator>
              <dc:date>2013-11-29T16:56:00</dc:date>
            </office:change-info>
          </text:insertion>
        </text:changed-region>
        <text:changed-region xml:id="ct95310280" text:id="ct95310280">
          <text:insertion>
            <office:change-info>
              <dc:creator>Álvaro Herrero</dc:creator>
              <dc:date>2013-11-29T17:21:00</dc:date>
            </office:change-info>
          </text:insertion>
        </text:changed-region>
        <text:changed-region xml:id="ct95310384" text:id="ct95310384">
          <text:deletion>
            <office:change-info>
              <dc:creator>Álvaro Herrero</dc:creator>
              <dc:date>2013-11-29T17:21:00</dc:date>
            </office:change-info>
            <text:h text:style-name="Heading_20_1" text:outline-level="1">t</text:h>
          </text:deletion>
        </text:changed-region>
        <text:changed-region xml:id="ct95310488" text:id="ct95310488">
          <text:insertion>
            <office:change-info>
              <dc:creator>Álvaro Herrero</dc:creator>
              <dc:date>2013-11-29T17:21:00</dc:date>
            </office:change-info>
          </text:insertion>
        </text:changed-region>
        <text:changed-region xml:id="ct95310592" text:id="ct95310592">
          <text:deletion>
            <office:change-info>
              <dc:creator>Álvaro Herrero</dc:creator>
              <dc:date>2013-11-29T17:21:00</dc:date>
            </office:change-info>
            <text:h text:style-name="Heading_20_1" text:outline-level="1">h</text:h>
          </text:deletion>
        </text:changed-region>
        <text:changed-region xml:id="ct95310696" text:id="ct95310696">
          <text:insertion>
            <office:change-info>
              <dc:creator>Alba Neila</dc:creator>
              <dc:date>2013-11-29T18:27:00</dc:date>
            </office:change-info>
          </text:insertion>
        </text:changed-region>
        <text:changed-region xml:id="ct95310800" text:id="ct95310800">
          <text:insertion>
            <office:change-info>
              <dc:creator>Álvaro Herrero</dc:creator>
              <dc:date>2013-11-29T17:21:00</dc:date>
            </office:change-info>
          </text:insertion>
        </text:changed-region>
        <text:changed-region xml:id="ct95310904" text:id="ct95310904">
          <text:deletion>
            <office:change-info>
              <dc:creator>Álvaro Herrero</dc:creator>
              <dc:date>2013-11-29T17:21:00</dc:date>
            </office:change-info>
            <text:h text:style-name="Heading_20_2" text:outline-level="2"/>
            <text:h text:style-name="Heading_20_2" text:outline-level="2"/>
          </text:deletion>
        </text:changed-region>
        <text:changed-region xml:id="ct95311008" text:id="ct95311008">
          <text:deletion>
            <office:change-info>
              <dc:creator>Álvaro Herrero</dc:creator>
              <dc:date>2013-11-29T16:54:00</dc:date>
            </office:change-info>
            <text:p text:style-name="P4">e</text:p>
          </text:deletion>
        </text:changed-region>
        <text:changed-region xml:id="ct95311112" text:id="ct95311112">
          <text:insertion>
            <office:change-info>
              <dc:creator>Álvaro Herrero</dc:creator>
              <dc:date>2013-11-29T16:54:00</dc:date>
            </office:change-info>
          </text:insertion>
        </text:changed-region>
        <text:changed-region xml:id="ct95311320" text:id="ct95311320">
          <text:deletion>
            <office:change-info>
              <dc:creator>Alba Neila</dc:creator>
              <dc:date>2013-11-29T18:27:00</dc:date>
            </office:change-info>
            <text:list xml:id="list5020535882272166634" text:style-name="L1">
              <text:list-header>
                <text:p text:style-name="P5"/>
                <text:p text:style-name="P6"/>
              </text:list-header>
            </text:list>
          </text:deletion>
        </text:changed-region>
        <text:changed-region xml:id="ct95311216" text:id="ct95311216">
          <text:deletion>
            <office:change-info>
              <dc:creator>Álvaro Herrero</dc:creator>
              <dc:date>2013-11-29T16:54:00</dc:date>
            </office:change-info>
            <text:list xml:id="list43672947" text:continue-numbering="true" text:style-name="L1">
              <text:list-header>
                <text:p text:style-name="P6">[<text:sequence-ref text:reference-format="category-and-value" text:ref-name="refBibliografía0">1</text:sequence-ref> git-scm]</text:p>
              </text:list-header>
            </text:list>
          </text:deletion>
        </text:changed-region>
        <text:changed-region xml:id="ct95311424" text:id="ct95311424">
          <text:insertion>
            <office:change-info>
              <dc:creator>Álvaro Herrero</dc:creator>
              <dc:date>2013-11-29T16:54:00</dc:date>
            </office:change-info>
          </text:insertion>
        </text:changed-region>
        <text:changed-region xml:id="ct95311528" text:id="ct95311528">
          <text:deletion>
            <office:change-info>
              <dc:creator>Alba Neila</dc:creator>
              <dc:date>2013-11-29T18:20:00</dc:date>
            </office:change-info>
            <text:p text:style-name="P7"><text:s/>git-scm</text:p>
          </text:deletion>
        </text:changed-region>
        <text:changed-region xml:id="ct95311632" text:id="ct95311632">
          <text:insertion>
            <office:change-info>
              <dc:creator>Álvaro Herrero</dc:creator>
              <dc:date>2013-11-29T16:54:00</dc:date>
            </office:change-info>
          </text:insertion>
        </text:changed-region>
        <text:changed-region xml:id="ct95311736" text:id="ct95311736">
          <text:insertion>
            <office:change-info>
              <dc:creator>Alba Neila</dc:creator>
              <dc:date>2013-11-29T18:20:00</dc:date>
            </office:change-info>
          </text:insertion>
        </text:changed-region>
        <text:changed-region xml:id="ct95311944" text:id="ct95311944">
          <text:deletion>
            <office:change-info>
              <dc:creator>Alba Neila</dc:creator>
              <dc:date>2013-11-29T18:20:00</dc:date>
            </office:change-info>
            <text:p text:style-name="Standard"/>
            <text:p text:style-name="Standard">[<text:sequence-ref text:reference-format="category-and-value" text:ref-name="refBibliografía1">2</text:sequence-ref> Conociendogithub]</text:p>
          </text:deletion>
        </text:changed-region>
        <text:changed-region xml:id="ct95312152" text:id="ct95312152">
          <text:insertion>
            <office:change-info>
              <dc:creator>Alba Neila</dc:creator>
              <dc:date>2013-11-29T18:20:00</dc:date>
            </office:change-info>
          </text:insertion>
        </text:changed-region>
        <text:changed-region xml:id="ct95312256" text:id="ct95312256">
          <text:deletion>
            <office:change-info>
              <dc:creator>Alba Neila</dc:creator>
              <dc:date>2013-11-29T18:19:00</dc:date>
            </office:change-info>
            <text:p text:style-name="Standard"/>
            <text:p text:style-name="Referencia">[<text:sequence-ref text:reference-format="category-and-value" text:ref-name="refBibliografía2">3</text:sequence-ref> GitHub for Windows]</text:p>
          </text:deletion>
        </text:changed-region>
        <text:changed-region xml:id="ct95312360" text:id="ct95312360">
          <text:insertion>
            <office:change-info>
              <dc:creator>Alba Neila</dc:creator>
              <dc:date>2013-11-29T18:19:00</dc:date>
            </office:change-info>
          </text:insertion>
        </text:changed-region>
        <text:changed-region xml:id="ct95312568" text:id="ct95312568">
          <text:deletion>
            <office:change-info>
              <dc:creator>Alba Neila</dc:creator>
              <dc:date>2013-11-29T18:19:00</dc:date>
            </office:change-info>
            <text:p text:style-name="Standard"/>
            <text:p text:style-name="Referencia"/>
          </text:deletion>
        </text:changed-region>
        <text:changed-region xml:id="ct95312464" text:id="ct95312464">
          <text:deletion>
            <office:change-info>
              <dc:creator>Alba Neila</dc:creator>
              <dc:date>2013-11-29T18:18:00</dc:date>
            </office:change-info>
            <text:p text:style-name="Referencia">[<text:sequence-ref text:reference-format="category-and-value" text:ref-name="refBibliografía3">4</text:sequence-ref> Wiki Aptana Studio]</text:p>
          </text:deletion>
        </text:changed-region>
        <text:changed-region xml:id="ct95312672" text:id="ct95312672">
          <text:insertion>
            <office:change-info>
              <dc:creator>Alba Neila</dc:creator>
              <dc:date>2013-11-29T18:18:00</dc:date>
            </office:change-info>
          </text:insertion>
        </text:changed-region>
        <text:changed-region xml:id="ct95312776" text:id="ct95312776">
          <text:insertion>
            <office:change-info>
              <dc:creator>Alba Neila</dc:creator>
              <dc:date>2013-11-29T18:17:00</dc:date>
            </office:change-info>
          </text:insertion>
        </text:changed-region>
        <text:changed-region xml:id="ct95312880" text:id="ct95312880">
          <text:deletion>
            <office:change-info>
              <dc:creator>Alba Neila</dc:creator>
              <dc:date>2013-11-29T18:17:00</dc:date>
            </office:change-info>
            <text:p text:style-name="Standard"/>
            <text:p text:style-name="Standard">[<text:sequence-ref text:reference-format="category-and-value" text:ref-name="refBibliografía4">5</text:sequence-ref> Aptana]</text:p>
          </text:deletion>
        </text:changed-region>
        <text:changed-region xml:id="ct95312984" text:id="ct95312984">
          <text:deletion>
            <office:change-info>
              <dc:creator>Alba Neila</dc:creator>
              <dc:date>2013-11-29T18:17:00</dc:date>
            </office:change-info>
            <text:p text:style-name="Standard">[<text:sequence-ref text:reference-format="category-and-value" text:ref-name="refBibliografía5">6</text:sequence-ref> Bilib]</text:p>
          </text:deletion>
        </text:changed-region>
        <text:changed-region xml:id="ct95313088" text:id="ct95313088">
          <text:deletion>
            <office:change-info>
              <dc:creator>Alba Neila</dc:creator>
              <dc:date>2013-11-29T18:27:00</dc:date>
            </office:change-info>
            <text:h text:style-name="Heading_20_2" text:outline-level="2"><text:s/></text:h>
          </text:deletion>
        </text:changed-region>
        <text:changed-region xml:id="ct95313192" text:id="ct95313192">
          <text:insertion>
            <office:change-info>
              <dc:creator>Alba Neila</dc:creator>
              <dc:date>2013-11-29T18:17:00</dc:date>
            </office:change-info>
          </text:insertion>
        </text:changed-region>
        <text:changed-region xml:id="ct95313296" text:id="ct95313296">
          <text:insertion>
            <office:change-info>
              <dc:creator>Alba Neila</dc:creator>
              <dc:date>2013-11-29T18:16:00</dc:date>
            </office:change-info>
          </text:insertion>
        </text:changed-region>
        <text:changed-region xml:id="ct95313504" text:id="ct95313504">
          <text:deletion>
            <office:change-info>
              <dc:creator>Alba Neila</dc:creator>
              <dc:date>2013-11-29T18:17:00</dc:date>
            </office:change-info>
            <text:p text:style-name="Standard"/>
            <text:p text:style-name="Referencia"><text:s/>[<text:sequence-ref text:reference-format="category-and-value" text:ref-name="refBibliografía6">7</text:sequence-ref> Wiki XAMPP] </text:p>
          </text:deletion>
        </text:changed-region>
        <text:changed-region xml:id="ct95313400" text:id="ct95313400">
          <text:deletion>
            <office:change-info>
              <dc:creator>Alba Neila</dc:creator>
              <dc:date>2013-11-29T18:16:00</dc:date>
            </office:change-info>
            <text:p text:style-name="Referencia">[<text:sequence-ref text:reference-format="category-and-value" text:ref-name="refBibliografía7">8</text:sequence-ref> Apachefriends]</text:p>
          </text:deletion>
        </text:changed-region>
        <text:changed-region xml:id="ct95313608" text:id="ct95313608">
          <text:insertion>
            <office:change-info>
              <dc:creator>Alba Neila</dc:creator>
              <dc:date>2013-11-29T18:16:00</dc:date>
            </office:change-info>
          </text:insertion>
        </text:changed-region>
        <text:changed-region xml:id="ct95170288" text:id="ct95170288">
          <text:deletion>
            <office:change-info>
              <dc:creator>Alba Neila</dc:creator>
              <dc:date>2013-11-29T18:16:00</dc:date>
            </office:change-info>
            <text:p text:style-name="Referencia">[<text:sequence-ref text:reference-format="category-and-value" text:ref-name="refBibliografía8">9</text:sequence-ref> staruml]</text:p>
          </text:deletion>
        </text:changed-region>
        <text:changed-region xml:id="ct95170392" text:id="ct95170392">
          <text:insertion>
            <office:change-info>
              <dc:creator>Álvaro Herrero</dc:creator>
              <dc:date>2013-11-29T16:57:00</dc:date>
            </office:change-info>
          </text:insertion>
        </text:changed-region>
        <text:changed-region xml:id="ct95170496" text:id="ct95170496">
          <text:deletion>
            <office:change-info>
              <dc:creator>Alba Neila</dc:creator>
              <dc:date>2013-11-29T18:15:00</dc:date>
            </office:change-info>
            <text:p text:style-name="Referencia">[git-scm], </text:p>
          </text:deletion>
        </text:changed-region>
        <text:changed-region xml:id="ct95170600" text:id="ct95170600">
          <text:insertion>
            <office:change-info>
              <dc:creator>Álvaro Herrero</dc:creator>
              <dc:date>2013-11-29T16:58:00</dc:date>
            </office:change-info>
          </text:insertion>
        </text:changed-region>
        <text:changed-region xml:id="ct95170704" text:id="ct95170704">
          <text:insertion>
            <office:change-info>
              <dc:creator>Álvaro Herrero</dc:creator>
              <dc:date>2013-11-29T16:58:00</dc:date>
            </office:change-info>
          </text:insertion>
        </text:changed-region>
        <text:changed-region xml:id="ct95170808" text:id="ct95170808">
          <text:deletion>
            <office:change-info>
              <dc:creator>Alba Neila</dc:creator>
              <dc:date>2013-11-29T18:15:00</dc:date>
            </office:change-info>
            <text:p text:style-name="Referencia">[Conociendogithub], </text:p>
          </text:deletion>
        </text:changed-region>
        <text:changed-region xml:id="ct95170912" text:id="ct95170912">
          <text:insertion>
            <office:change-info>
              <dc:creator>Alba Neila</dc:creator>
              <dc:date>2013-11-29T18:12:00</dc:date>
            </office:change-info>
          </text:insertion>
        </text:changed-region>
        <text:changed-region xml:id="ct95171016" text:id="ct95171016">
          <text:deletion>
            <office:change-info>
              <dc:creator>Alba Neila</dc:creator>
              <dc:date>2013-11-29T18:15:00</dc:date>
            </office:change-info>
            <text:p text:style-name="Referencia">[GitHub for Windows], </text:p>
          </text:deletion>
        </text:changed-region>
        <text:changed-region xml:id="ct95171120" text:id="ct95171120">
          <text:deletion>
            <office:change-info>
              <dc:creator>Alba Neila</dc:creator>
              <dc:date>2013-11-29T18:12:00</dc:date>
            </office:change-info>
            <text:p text:style-name="Referencia">Fecha</text:p>
          </text:deletion>
        </text:changed-region>
        <text:changed-region xml:id="ct95171224" text:id="ct95171224">
          <text:insertion>
            <office:change-info>
              <dc:creator>Alba Neila</dc:creator>
              <dc:date>2013-11-29T18:12:00</dc:date>
            </office:change-info>
          </text:insertion>
        </text:changed-region>
        <text:changed-region xml:id="ct95171328" text:id="ct95171328">
          <text:deletion>
            <office:change-info>
              <dc:creator>Alba Neila</dc:creator>
              <dc:date>2013-11-29T18:15:00</dc:date>
            </office:change-info>
            <text:p text:style-name="Referencia">[Wiki Aptana Studio], </text:p>
          </text:deletion>
        </text:changed-region>
        <text:changed-region xml:id="ct95171432" text:id="ct95171432">
          <text:deletion>
            <office:change-info>
              <dc:creator>Alba Neila</dc:creator>
              <dc:date>2013-11-29T18:12:00</dc:date>
            </office:change-info>
            <text:p text:style-name="Referencia">Fecha</text:p>
          </text:deletion>
        </text:changed-region>
        <text:changed-region xml:id="ct95171536" text:id="ct95171536">
          <text:insertion>
            <office:change-info>
              <dc:creator>Alba Neila</dc:creator>
              <dc:date>2013-11-29T18:12:00</dc:date>
            </office:change-info>
          </text:insertion>
        </text:changed-region>
        <text:changed-region xml:id="ct95171640" text:id="ct95171640">
          <text:deletion>
            <office:change-info>
              <dc:creator>Alba Neila</dc:creator>
              <dc:date>2013-11-29T18:15:00</dc:date>
            </office:change-info>
            <text:p text:style-name="Referencia">[Aptana], </text:p>
          </text:deletion>
        </text:changed-region>
        <text:changed-region xml:id="ct95171744" text:id="ct95171744">
          <text:deletion>
            <office:change-info>
              <dc:creator>Alba Neila</dc:creator>
              <dc:date>2013-11-29T18:12:00</dc:date>
            </office:change-info>
            <text:p text:style-name="Referencia">Fecha</text:p>
          </text:deletion>
        </text:changed-region>
        <text:changed-region xml:id="ct95171848" text:id="ct95171848">
          <text:insertion>
            <office:change-info>
              <dc:creator>Alba Neila</dc:creator>
              <dc:date>2013-11-29T18:12:00</dc:date>
            </office:change-info>
          </text:insertion>
        </text:changed-region>
        <text:changed-region xml:id="ct95171952" text:id="ct95171952">
          <text:deletion>
            <office:change-info>
              <dc:creator>Alba Neila</dc:creator>
              <dc:date>2013-11-29T18:15:00</dc:date>
            </office:change-info>
            <text:p text:style-name="Referencia"><text:s/></text:p>
          </text:deletion>
        </text:changed-region>
        <text:changed-region xml:id="ct95172056" text:id="ct95172056">
          <text:insertion>
            <office:change-info>
              <dc:creator>Alba Neila</dc:creator>
              <dc:date>2013-11-29T18:15:00</dc:date>
            </office:change-info>
          </text:insertion>
        </text:changed-region>
        <text:changed-region xml:id="ct95172160" text:id="ct95172160">
          <text:deletion>
            <office:change-info>
              <dc:creator>Alba Neila</dc:creator>
              <dc:date>2013-11-29T18:15:00</dc:date>
            </office:change-info>
            <text:p text:style-name="Referencia">[Bilib], </text:p>
          </text:deletion>
        </text:changed-region>
        <text:changed-region xml:id="ct95172264" text:id="ct95172264">
          <text:deletion>
            <office:change-info>
              <dc:creator>Alba Neila</dc:creator>
              <dc:date>2013-11-29T18:12:00</dc:date>
            </office:change-info>
            <text:p text:style-name="Referencia">Fecha</text:p>
          </text:deletion>
        </text:changed-region>
        <text:changed-region xml:id="ct95172368" text:id="ct95172368">
          <text:insertion>
            <office:change-info>
              <dc:creator>Alba Neila</dc:creator>
              <dc:date>2013-11-29T18:12:00</dc:date>
            </office:change-info>
          </text:insertion>
        </text:changed-region>
        <text:changed-region xml:id="ct95172472" text:id="ct95172472">
          <text:deletion>
            <office:change-info>
              <dc:creator>Alba Neila</dc:creator>
              <dc:date>2013-11-29T18:15:00</dc:date>
            </office:change-info>
            <text:p text:style-name="Referencia">[Wiki XAMPP], </text:p>
          </text:deletion>
        </text:changed-region>
        <text:changed-region xml:id="ct95172576" text:id="ct95172576">
          <text:deletion>
            <office:change-info>
              <dc:creator>Alba Neila</dc:creator>
              <dc:date>2013-11-29T18:14:00</dc:date>
            </office:change-info>
            <text:p text:style-name="Referencia">Fecha</text:p>
          </text:deletion>
        </text:changed-region>
        <text:changed-region xml:id="ct95172680" text:id="ct95172680">
          <text:insertion>
            <office:change-info>
              <dc:creator>Alba Neila</dc:creator>
              <dc:date>2013-11-29T18:14:00</dc:date>
            </office:change-info>
          </text:insertion>
        </text:changed-region>
        <text:changed-region xml:id="ct95172784" text:id="ct95172784">
          <text:deletion>
            <office:change-info>
              <dc:creator>Alba Neila</dc:creator>
              <dc:date>2013-11-29T18:16:00</dc:date>
            </office:change-info>
            <text:p text:style-name="Referencia">[Apachefriends], </text:p>
          </text:deletion>
        </text:changed-region>
        <text:changed-region xml:id="ct95172888" text:id="ct95172888">
          <text:deletion>
            <office:change-info>
              <dc:creator>Alba Neila</dc:creator>
              <dc:date>2013-11-29T18:14:00</dc:date>
            </office:change-info>
            <text:p text:style-name="Referencia">Fecha</text:p>
          </text:deletion>
        </text:changed-region>
        <text:changed-region xml:id="ct95172992" text:id="ct95172992">
          <text:insertion>
            <office:change-info>
              <dc:creator>Alba Neila</dc:creator>
              <dc:date>2013-11-29T18:14:00</dc:date>
            </office:change-info>
          </text:insertion>
        </text:changed-region>
        <text:changed-region xml:id="ct95173096" text:id="ct95173096">
          <text:deletion>
            <office:change-info>
              <dc:creator>Alba Neila</dc:creator>
              <dc:date>2013-11-29T18:16:00</dc:date>
            </office:change-info>
            <text:p text:style-name="Referencia">[staruml], </text:p>
          </text:deletion>
        </text:changed-region>
        <text:changed-region xml:id="ct95173200" text:id="ct95173200">
          <text:deletion>
            <office:change-info>
              <dc:creator>Alba Neila</dc:creator>
              <dc:date>2013-11-29T18:14:00</dc:date>
            </office:change-info>
            <text:p text:style-name="Referencia">Fecha</text:p>
          </text:deletion>
        </text:changed-region>
        <text:changed-region xml:id="ct95173304" text:id="ct95173304">
          <text:insertion>
            <office:change-info>
              <dc:creator>Alba Neila</dc:creator>
              <dc:date>2013-11-29T18: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38">MÁSTER UNIVERSITARIO EN INGENIERÍA INFORMÁTICA</text:p>
      <text:p text:style-name="P20">ESCUELA POLITÉCNICA SUPERIOR</text:p>
      <text:p text:style-name="P41"><draw:frame draw:style-name="fr1" draw:name="gráficos3" text:anchor-type="paragraph" svg:width="8.901cm" svg:height="9.74cm" draw:z-index="9"><draw:image xlink:href="Pictures/100000000000019C000001C4BEC489CE.jpg" xlink:type="simple" xlink:show="embed" xlink:actuate="onLoad"/></draw:frame><text:change text:change-id="ct210939264"/></text:p>
      <text:p text:style-name="P18"/>
      <text:p text:style-name="P18">TRABAJO FIN DE MÁSTER</text:p>
      <text:p text:style-name="P19">Aplicación web para la realización de ejercicios paleográficos</text:p>
      <text:p text:style-name="P15"/>
      <text:p text:style-name="P15"/>
      <text:p text:style-name="P18">MEMORIA</text:p>
      <text:p text:style-name="P17"/>
      <text:p text:style-name="P17"/>
      <text:p text:style-name="P15"/>
      <text:section text:style-name="Sect1" text:name="Sección2">
        <text:p text:style-name="P16">Tutor</text:p>
        <text:p text:style-name="P17">Álvaro Herrero Cosio</text:p>
        <text:p text:style-name="P16">Autora</text:p>
        <text:p text:style-name="P17">Alba Neila Neila</text:p>
        <text:p text:style-name="P16">Colaboración</text:p>
        <text:p text:style-name="P17">Sonia Serna<text:change-start text:change-id="ct95309656"/> Serna<text:change-end text:change-id="ct95309656"/></text:p>
      </text:section>
      <text:p text:style-name="P2"/>
      <text:p text:style-name="P2"/>
      <text:p text:style-name="P14">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5">1.Introducción<text:tab/>3</text:p>
          <text:p text:style-name="P25">2.Objetivos<text:tab/>3</text:p>
          <text:p text:style-name="P25">3.Conceptos Teóricos<text:tab/>3</text:p>
          <text:p text:style-name="P25">4.Técnicas y Herramientas<text:tab/>3</text:p>
          <text:p text:style-name="P26">4.1. Control de versiones<text:tab/>3</text:p>
          <text:p text:style-name="P24">4.1.1. Git<text:tab/>4</text:p>
          <text:p text:style-name="P26">4.2. GitHub<text:tab/>4</text:p>
          <text:p text:style-name="P24">4.2.1. GitHub for Windows<text:tab/>5</text:p>
          <text:p text:style-name="P26">4.3. Aptana Studio 3<text:tab/>5</text:p>
          <text:p text:style-name="P26">4.4. XAMPP<text:tab/>6</text:p>
          <text:p text:style-name="P26">4.5. StarUML<text:tab/>6</text:p>
          <text:p text:style-name="P25">5.Aspectos relevantes<text:tab/>7</text:p>
          <text:p text:style-name="P25">6.Trabajos relacionados<text:tab/>7</text:p>
          <text:p text:style-name="P25">7.Conclusiones<text:tab/>7</text:p>
          <text:p text:style-name="P25">8.Líneas de trabajo futuras<text:tab/>7</text:p>
          <text:p text:style-name="P25">9.Bibliografía<text:tab/>7</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3">Ilustración 1: Estructura de trabajo de Git<text:tab/>4</text:p>
        </text:index-body>
      </text:illustration-index>
      <text:h text:style-name="Heading_20_1" text:outline-level="1" text:is-list-header="true"><text:change-start text:change-id="ct95309968"/></text:h>
      <text:h text:style-name="P36" text:outline-level="1"><text:change-end text:change-id="ct95309968"/><text:change-start text:change-id="ct95310176"/><office:annotation><dc:creator>Álvaro Herrero</dc:creator><dc:date>2013-11-29T16:56:40.81</dc:date><text:p text:style-name="P44"><text:span text:style-name="T6">Esta numeración tiene que ser automática. ¿No pretenderás cuadarlo “a mano” para toda la documentación?</text:span></text:p></office:annotation><text:change-end text:change-id="ct95310176"/>Introducción</text:h>
      <text:h text:style-name="Heading_20_1" text:outline-level="1">Objetivos</text:h>
      <text:h text:style-name="Heading_20_1" text:outline-level="1">Conceptos <text:change-start text:change-id="ct95310280"/>T<text:change-end text:change-id="ct95310280"/><text:change text:change-id="ct95310384"/>eóricos</text:h>
      <text:h text:style-name="Heading_20_1" text:outline-level="1">Técnicas y <text:change-start text:change-id="ct95310488"/>H<text:change-end text:change-id="ct95310488"/><text:change text:change-id="ct95310592"/>erramientas<text:change-start text:change-id="ct95310696"/></text:h>
      <text:h text:style-name="Heading_20_2" text:outline-level="2"><text:change-end text:change-id="ct95310696"/><text:change-start text:change-id="ct95310800"/><office:annotation><dc:creator>Álvaro Herrero</dc:creator><dc:date>2013-11-29T17:21:16.81</dc:date><text:p text:style-name="P44"><text:span text:style-name="T6">Para todas las herramientas se debe de incluir la versión utilizada</text:span></text:p></office:annotation><text:change-end text:change-id="ct95310800"/><text:change text:change-id="ct95310904"/>4.1. Control de versiones</text:h>
      <text:p text:style-name="Standard">El <text:span text:style-name="T2">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43687707" text:continue-numbering="true" text:style-name="L1">
        <text:list-item>
          <text:p text:style-name="P27"><text:span text:style-name="T1">Locales</text:span>: el método más básico. Consiste en copiar las distintas versiones en directorios diferentes, guardando por ejemplo, la fecha, hora y una descripción de los cambios realizados en una base de datos. </text:p>
          <text:p text:style-name="P27">Una de las herramientas más popular fue un sistema llamado <text:span text:style-name="T2">rcs</text:span>, que consistía en el guardado de parches en disco, con los cambios realizados de una versión a otra, y que permitía posteriormente recrear versiones <text:s/>sumando dichos parches.</text:p>
        </text:list-item>
        <text:list-item>
          <text:p text:style-name="P27"><text:span text:style-name="T1">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2">ubversion</text:span> y <text:span text:style-name="T2">CVS</text:span>.</text:p>
      <text:list xml:id="list43701786" text:continue-numbering="true" text:style-name="L1">
        <text:list-item>
          <text:p text:style-name="P27"><text:span text:style-name="T1">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27">Algunas de las herramientas más utilizadas son Mercurial y Git.</text:p>
          <text:p text:style-name="P5">Est<text:change text:change-id="ct95311008"/><text:change-start text:change-id="ct95311112"/>a<text:change-end text:change-id="ct95311112"/> última es la que se va a utilizar como sistema de control de versiones en el desarrollo de este proyecto. Ha sido elegida porque nos permite trabajar sin conexión a Internet, haciendo <text:span text:style-name="T2">commits</text:span> en nuestra máquina local y dejando la sincronización de todos los cambios realizados para otro momento. Además de por ser flexible y rápido, ya que realiza <text:soft-page-break/>los cambios en local y está escrito en C, lo que reduce la sobrecarga del tiempo de ejecución asociado a lenguajes de alto nivel.<text:change text:change-id="ct95311320"/><text:change text:change-id="ct95311216"/></text:p>
        </text:list-item>
      </text:list>
      <text:h text:style-name="P37" text:outline-level="3">4.1.1. Git</text:h>
      <text:p text:style-name="P7"><draw:frame draw:style-name="fr7" draw:name="Marco4" text:anchor-type="paragraph" svg:x="0.051cm" svg:y="0.085cm" svg:width="1.351cm" draw:z-index="6"><draw:text-box fo:min-height="0.884cm"><text:p text:style-name="Frame_20_contents"/></draw:text-box></draw:frame><text:span text:style-name="T2">Git</text:span> <text:change-start text:change-id="ct95311424"/><office:annotation><dc:creator>Álvaro Herrero</dc:creator><dc:date>2013-11-29T16:54:53.83</dc:date><text:p text:style-name="P44"><text:span text:style-name="T6">Las citas aparecen dentro del texto y como ya tienen un número, no hace falta ese otro acrónimo que les has puesto.</text:span></text:p><text:p text:style-name="P44"><text:span text:style-name="T6">Basta con el número. Ejemplo [1]</text:span></text:p></office:annotation>[<text:sequence-ref text:reference-format="category-and-value" text:ref-name="refBibliografía0">1</text:sequence-ref><text:change-end text:change-id="ct95311424"/><text:change text:change-id="ct95311528"/><text:change-start text:change-id="ct95311632"/>] <text:change-end text:change-id="ct95311632"/>es un software de control de versiones distribuido, inicialmente desarrollado por Linus Torvalds, el creador de Linux.</text:p>
      <text:p text:style-name="Standard">Es distribuido bajo la licencia GPLv2, lo <text:span text:style-name="T3">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9"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95311840"/><office:annotation><dc:creator>Álvaro Herrero</dc:creator><dc:date>2013-11-29T16:55:49.84</dc:date><text:p text:style-name="P44"><text:span text:style-name="T6">Las ilustraciones deben de aparecer referenciadas también desde el texto (con referencias cruzadas).</text:span></text:p></office:annotation><text:change-end text:change-id="ct95311840"/></text:p></draw:text-box></draw:frame></text:p>
      <text:list xml:id="list5150573848810002601" text:style-name="L2">
        <text:list-item>
          <text:p text:style-name="P28"><text:span text:style-name="T4">Directorio de Git</text:span>: donde se almacenan los objetos que mantienen el historial con los cambios que se han producido en proyecto.</text:p>
        </text:list-item>
        <text:list-item>
          <text:p text:style-name="P28"><text:span text:style-name="T4">Directorio de trabajo</text:span>: contiene los archivos de la versión actual del proyecto sobre los que se realizan los cambios.</text:p>
        </text:list-item>
        <text:list-item>
          <text:p text:style-name="P28"><text:span text:style-name="T4">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1405781052886172846" text:style-name="L3">
        <text:list-item>
          <text:p text:style-name="P29">Modificado (<text:span text:style-name="T2">modified</text:span>): ha sido modificado desde que se obtuvo el repositorio pero todavía no se ha preparado para añadir a la base de datos. Se encuentra en el directorio de trabajo.</text:p>
        </text:list-item>
        <text:list-item>
          <text:p text:style-name="P29">Preparado (<text:span text:style-name="T2">staged</text:span>): ha sido modificado y ha sido marcado para que vaya en la próxima confirmación. Se encuentra en el área de preparación.</text:p>
        </text:list-item>
        <text:list-item>
          <text:p text:style-name="P29">Confirmado (<text:span text:style-name="T2">committed</text:span>): se encuentra almacenado de forma segura en la base de datos local, en el directorio de Git.</text:p>
        </text:list-item>
      </text:list>
      <text:h text:style-name="Heading_20_2" text:outline-level="2">4.2. GitHub</text:h>
      <text:p text:style-name="Standard"><draw:frame draw:style-name="fr3" draw:name="Marco3" text:anchor-type="paragraph" svg:x="0.201cm" svg:y="-0.108cm" svg:width="1.36cm" draw:z-index="3"><draw:text-box fo:min-height="1.05cm"><text:p text:style-name="Frame_20_contents"/></draw:text-box></draw:frame><text:span text:style-name="T5">E</text:span>s una plataforma de desarrollo colaborativo de software<text:change-start text:change-id="ct95311736"/> [<text:sequence-ref text:reference-format="category-and-value" text:ref-name="refBibliografía1">2</text:sequence-ref>]<text:change-end text:change-id="ct95311736"/>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2902916830543302378" text:style-name="L4">
        <text:list-item>
          <text:p text:style-name="P30"><text:soft-page-break/>Una wiki y una página web para cada proyecto</text:p>
        </text:list-item>
        <text:list-item>
          <text:p text:style-name="P30">Un gráfico que muestra cómo los desarrolladores trabajan en sus repositorios</text:p>
        </text:list-item>
        <text:list-item>
          <text:p text:style-name="P30">Un sistema de seguimiento de problemas, que permite a los miembros de tu equipo detallar problemas con tu software o realizar sugerencias.</text:p>
        </text:list-item>
        <text:list-item>
          <text:p text:style-name="P30">Un visor de ramas donde se pueden comparar los progresos realizados en las distintas ramas de un repositorio.</text:p>
        </text:list-item>
        <text:list-item>
          <text:p text:style-name="P30">Funcionalidades de tipo red social, como la posibilidad tener seguidores que miran tu proyecto.</text:p>
        </text:list-item>
        <text:list-item>
          <text:p text:style-name="P30">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span text:style-name="T2">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change text:change-id="ct95311944"/> </text:p>
      <text:h text:style-name="Heading_20_3" text:outline-level="3">4.2.1. GitHub for Windows</text:h>
      <text:p text:style-name="Standard"><draw:frame draw:style-name="fr4" draw:name="Marco2" text:anchor-type="paragraph" svg:y="0.051cm" svg:width="1.462cm" draw:z-index="2"><draw:text-box fo:min-height="1.21cm"><text:p text:style-name="Frame_20_contents"/></draw:text-box></draw:frame>Es una aplicación cliente<text:change-start text:change-id="ct95312152"/> [<text:sequence-ref text:reference-format="category-and-value" text:ref-name="refBibliografía2">3</text:sequence-ref>]<text:change-end text:change-id="ct95312152"/> que se ejecuta en Windows XP, Vista, 7 y 8, y que al igual que <text:span text:style-name="T2">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2">GitHub</text:span>.<text:change text:change-id="ct95312256"/></text:p>
      <text:h text:style-name="Heading_20_2" text:outline-level="2">4.3. Aptana Studio 3</text:h>
      <text:p text:style-name="Standard"><draw:frame draw:style-name="fr8" draw:name="Marco5" text:anchor-type="paragraph" svg:x="0.201cm" svg:y="-0.108cm" svg:width="1.462cm" draw:z-index="7"><draw:text-box fo:min-height="0.85cm"><text:p text:style-name="Frame_20_contents"/></draw:text-box></draw:frame>Es un entorno de desarrollo integrado<text:change-start text:change-id="ct95312360"/> [<text:sequence-ref text:reference-format="category-and-value" text:ref-name="refBibliografía3">4</text:sequence-ref>]<text:change-end text:change-id="ct95312360"/> de software libre, basado en Eclipse y desarrollado por Aptana Inc. Nos permite crear y probar páginas y aplicaciones web dinámicas en un único entorno. Tiene licencia GNU y es multiplataforma.<text:change text:change-id="ct95312568"/><text:change text:change-id="ct95312464"/></text:p>
      <text:p text:style-name="Standard">Entre sus características destacan<text:change-start text:change-id="ct95312672"/> [<text:sequence-ref text:reference-format="category-and-value" text:ref-name="refBibliografía4">5</text:sequence-ref>]<text:change-end text:change-id="ct95312672"/>:</text:p>
      <text:list xml:id="list6309568513483259811" text:style-name="L5">
        <text:list-item>
          <text:p text:style-name="P31">Asistente de código para HTML, CSS y JavaScript, y soporte para las últimas especificaciones de HTML5, CSS3, Ruby, Rails, Php, Ajax, Python y Adobe AIR.</text:p>
        </text:list-item>
        <text:list-item>
          <text:p text:style-name="P31">Integración con Git, permitiendo almacenar proyectos creados bajo este sistema de control de versiones y facilitando el realizar las labores típicas de Git.</text:p>
        </text:list-item>
        <text:list-item>
          <text:p text:style-name="P31">Terminal integrado en la interfaz para ejecutar comandos.</text:p>
        </text:list-item>
        <text:list-item>
          <text:p text:style-name="P31"><text:soft-page-break/>Depurador integrado, que permite establecer puntos de ruptura, inspeccionar variables y controlar la ejecución.</text:p>
        </text:list-item>
        <text:list-item>
          <text:p text:style-name="P31">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on servicios de hospedaje de aplicaciones en la nube.</text:p></text:note-body></text:note></text:p>
        </text:list-item>
        <text:list-item>
          <text:p text:style-name="P31">Personalización del IDE según nuestras necesidades de lenguaje de desarrollo y preferencia de colores.</text:p>
        </text:list-item>
        <text:list-item>
          <text:p text:style-name="P31">Compatibilidad para instalarse como extensión de Eclipse (versión 3.5 o superior).</text:p>
        </text:list-item>
      </text:list>
      <text:p text:style-name="Standard">Según los datos publicados en la página oficial de Aptana<text:change-start text:change-id="ct95312776"/> [<text:sequence-ref text:reference-format="category-and-value" text:ref-name="refBibliografía5">6</text:sequence-ref>]<text:change-end text:change-id="ct95312776"/>, la aplicación cuento con un total de 6.144.699 descargas, lo que demuestra que es una aplicación muy popular y demandada por los usuarios.<text:change text:change-id="ct95312880"/> <text:change text:change-id="ct95312984"/></text:p>
      <text:h text:style-name="Heading_20_2" text:outline-level="2"><text:change text:change-id="ct95313088"/>4.4. XAMPP</text:h>
      <text:p text:style-name="Standard"><draw:frame draw:style-name="fr5" draw:name="Marco6" text:anchor-type="paragraph" svg:x="0.201cm" svg:y="-0.108cm" svg:width="1.462cm" draw:z-index="4"><draw:text-box fo:min-height="0.85cm"><text:p text:style-name="Frame_20_contents"/></draw:text-box></draw:frame>Es un servidor independiente de plataforma<text:change-start text:change-id="ct95313192"/> [<text:sequence-ref text:reference-format="category-and-value" text:ref-name="refBibliografía6">7</text:sequence-ref>]<text:change-end text:change-id="ct95313192"/>,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1">X</text:span>, que significa “para cualquiera de los diferentes sistemas operativos”, <text:span text:style-name="T1">A</text:span>pache, <text:span text:style-name="T1">M</text:span>ySQL, <text:span text:style-name="T1">P</text:span>hp, <text:span text:style-name="T1">P</text:span>erl.</text:p>
      <text:p text:style-name="Standard"><text:span text:style-name="T2">XAMPP</text:span> <text:change-start text:change-id="ct95313296"/>[<text:sequence-ref text:reference-format="category-and-value" text:ref-name="refBibliografía7">8</text:sequence-ref>] <text:change-end text:change-id="ct95313296"/>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change text:change-id="ct95313504"/><text:change text:change-id="ct95313400"/></text:p>
      <text:h text:style-name="Heading_20_2" text:outline-level="2">4.5. StarUML</text:h>
      <text:p text:style-name="Standard"><draw:frame draw:style-name="fr6" draw:name="Marco7" text:anchor-type="paragraph" svg:x="0.201cm" svg:y="0.131cm" svg:width="1.462cm" draw:z-index="5"><draw:text-box fo:min-height="1.064cm"><text:p text:style-name="Frame_20_contents"/></draw:text-box></draw:frame>Es una herramienta <text:change-start text:change-id="ct95313608"/>[<text:sequence-ref text:reference-format="category-and-value" text:ref-name="refBibliografía8">9</text:sequence-ref>] <text:change-end text:change-id="ct95313608"/>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p>
      <text:p text:style-name="Standard">Nos permite la realización de una gran variedad de diagramas, soportando la versión UML 2.0:</text:p>
      <text:list xml:id="list6839200345561953647" text:style-name="L6">
        <text:list-item>
          <text:p text:style-name="P32">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3">los</text:span> diagramas y viceversa, en C++, C# y Java. También genera documentación en formatos Word, Excel y PowerPoint sobre los diagramas.</text:p>
      <text:p text:style-name="Standard"><text:soft-page-break/>Hemos elegido esta herramienta para modelar la aplicación del proyecto, ya que es open source y nos permite realizar todos los diagramas que necesitamos sin tener que utilizar más herramientas distintas.</text:p>
      <text:p text:style-name="Referencia"><text:change text:change-id="ct95170288"/></text:p>
      <text:p text:style-name="Standard"/>
      <text:p text:style-name="Standard"><text:s/></text:p>
      <text:p text:style-name="Standard"/>
      <text:p text:style-name="Standard"/>
      <text:p text:style-name="P22"/>
      <text:h text:style-name="Heading_20_1" text:outline-level="1">Aspectos relevantes</text:h>
      <text:h text:style-name="Heading_20_1" text:outline-level="1">Trabajos relacionados<text:change-start text:change-id="ct95170392"/><office:annotation><dc:creator>Álvaro Herrero</dc:creator><dc:date>2013-11-29T16:57:32.87</dc:date><text:p text:style-name="P44"><text:span text:style-name="T6">Vete metiendo aquí las páginas que nos ha pasado Sonia y que son similares, con un breve análisis de las mismas. Insiste también en cómo se diferencian de lo que nosotros proponemos.</text:span></text:p></office:annotation><text:change-end text:change-id="ct95170392"/></text:h>
      <text:h text:style-name="Heading_20_1" text:outline-level="1">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 text:change-id="ct95170496"/>URL: <text:a xlink:type="simple" xlink:href="http://git-scm.com/">http://git-scm.com/</text:a> , <text:change-start text:change-id="ct95170600"/><office:annotation><dc:creator>Álvaro Herrero</dc:creator><dc:date>2013-11-29T16:58:23.87</dc:date><text:p text:style-name="P44"><text:span text:style-name="T6">Ponlo así en todas que queda más completo</text:span></text:p></office:annotation><text:change-end text:change-id="ct95170600"/>Fecha<text:change-start text:change-id="ct95170704"/> último acceso<text:change-end text:change-id="ct95170704"/>: <text:date style:data-style-name="N37" text:date-value="2013-11-24T23:14:21.54" text:fixed="true">24/11/13</text:date></text:p>
      <text:p text:style-name="Referencia"><text:sequence text:ref-name="refBibliografía1" text:name="Bibliografía" text:formula="ooow:Bibliografía+1" style:num-format="1">2</text:sequence>. <text:change text:change-id="ct95170808"/>URL: <text:a xlink:type="simple" xlink:href="http://conociendogithub.readthedocs.org/">http://conociendogithub.readthedocs.org</text:a> , Fecha<text:change-start text:change-id="ct95170912"/> último acceso<text:change-end text:change-id="ct95170912"/>: <text:date style:data-style-name="N37" text:date-value="2013-11-24T23:16:06.01" text:fixed="true">24/11/13</text:date></text:p>
      <text:p text:style-name="Referencia"><text:sequence text:ref-name="refBibliografía2" text:name="Bibliografía" text:formula="ooow:Bibliografía+1" style:num-format="1">3</text:sequence>. <text:change text:change-id="ct95171016"/>URL: <text:a xlink:type="simple" xlink:href="http://windows.github.com/">http://windows.github.com/</text:a>, <text:change text:change-id="ct95171120"/><text:change-start text:change-id="ct95171224"/>Fecha último acceso <text:change-end text:change-id="ct95171224"/>: <text:date style:data-style-name="N37" text:date-value="2013-11-24T23:22:59.56" text:fixed="true">24/11/13</text:date></text:p>
      <text:p text:style-name="Referencia"><text:sequence text:ref-name="refBibliografía3" text:name="Bibliografía" text:formula="ooow:Bibliografía+1" style:num-format="1">4</text:sequence>. <text:change text:change-id="ct95171328"/>URL: <text:a xlink:type="simple" xlink:href="http://es.wikipedia.org/wiki/Aptana_Studio">http://es.wikipedia.org/wiki/Aptana_Studio</text:a>, <text:change text:change-id="ct95171432"/><text:change-start text:change-id="ct95171536"/>Fecha último acceso <text:change-end text:change-id="ct95171536"/>: <text:date style:data-style-name="N37" text:date-value="2013-11-24T23:24:42.74" text:fixed="true">24/11/13</text:date></text:p>
      <text:p text:style-name="Referencia"><text:sequence text:ref-name="refBibliografía4" text:name="Bibliografía" text:formula="ooow:Bibliografía+1" style:num-format="1">5</text:sequence>. <text:change text:change-id="ct95171640"/>URL: <text:a xlink:type="simple" xlink:href="http://www.aptana.com/products/studio3">http://www.aptana.com/products/studio3</text:a>, <text:change text:change-id="ct95171744"/><text:change-start text:change-id="ct95171848"/>Fecha último acceso <text:change-end text:change-id="ct95171848"/>: <text:date style:data-style-name="N37" text:date-value="2013-11-24T23:25:34.48" text:fixed="true">24/11/13</text:date></text:p>
      <text:p text:style-name="Referencia"><text:sequence text:ref-name="refBibliografía5" text:name="Bibliografía" text:formula="ooow:Bibliografía+1" style:num-format="1">6</text:sequence>.<text:change text:change-id="ct95171952"/><text:change-start text:change-id="ct95172056"/> <text:change-end text:change-id="ct95172056"/><text:change text:change-id="ct95172160"/>URL: <text:a xlink:type="simple" xlink:href="http://www.bilib.es/recursos/analisis-de-aplicaciones/analisis/doc/analisis-de-aplicacion-aptana-studio-3-1/">http://www.bilib.es/recursos/analisis-de-aplicaciones/analisis/doc/analisis-de-aplicacion-aptana-studio-3-1/</text:a>, <text:change text:change-id="ct95172264"/><text:change-start text:change-id="ct95172368"/>Fecha último acceso <text:change-end text:change-id="ct95172368"/>: <text:date style:data-style-name="N37" text:date-value="2013-11-24T23:28:59.87" text:fixed="true">24/11/13</text:date></text:p>
      <text:p text:style-name="Referencia"><text:sequence text:ref-name="refBibliografía6" text:name="Bibliografía" text:formula="ooow:Bibliografía+1" style:num-format="1">7</text:sequence>. <text:change text:change-id="ct95172472"/>URL: <text:a xlink:type="simple" xlink:href="http://es.wikipedia.org/wiki/XAMPP">http://es.wikipedia.org/wiki/XAMPP</text:a>, <text:change text:change-id="ct95172576"/><text:change-start text:change-id="ct95172680"/>Fecha último acceso <text:change-end text:change-id="ct95172680"/>: <text:date style:data-style-name="N37" text:date-value="2013-11-24T23:30:00.05" text:fixed="true">24/11/13</text:date></text:p>
      <text:p text:style-name="Referencia"><text:sequence text:ref-name="refBibliografía7" text:name="Bibliografía" text:formula="ooow:Bibliografía+1" style:num-format="1">8</text:sequence>. <text:change text:change-id="ct95172784"/>URL: <text:a xlink:type="simple" xlink:href="http://www.apachefriends.org/es/xampp.html">http://www.apachefriends.org/es/xampp.html</text:a>, <text:change text:change-id="ct95172888"/><text:change-start text:change-id="ct95172992"/>Fecha último acceso <text:change-end text:change-id="ct95172992"/>: <text:date style:data-style-name="N37" text:date-value="2013-11-24T23:26:36.44" text:fixed="true">24/11/13</text:date></text:p>
      <text:p text:style-name="Referencia"><text:sequence text:ref-name="refBibliografía8" text:name="Bibliografía" text:formula="ooow:Bibliografía+1" style:num-format="1">9</text:sequence>. <text:change text:change-id="ct95173096"/>URL: <text:a xlink:type="simple" xlink:href="http://staruml.sourceforge.net/en/">http://staruml.sourceforge.net/en/</text:a>, <text:change text:change-id="ct95173200"/><text:change-start text:change-id="ct95173304"/>Fecha último acceso <text:change-end text:change-id="ct95173304"/>: <text:date style:data-style-name="N37" text:date-value="2013-11-24T23:27:53.50" text:fixed="true">24/11/13</text:d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13</meta:editing-cycles>
    <meta:creation-date>2013-10-23T08:35:00</meta:creation-date>
    <dc:date>2013-11-29T23:54:00.54</dc:date>
    <meta:editing-duration>PT15H58M42S</meta:editing-duration>
    <meta:generator>OpenOffice/4.0.1$Win32 OpenOffice.org_project/401m5$Build-9714</meta:generator>
    <dc:creator>Alba Neila</dc:creator>
    <meta:document-statistic meta:table-count="0" meta:image-count="3" meta:object-count="0" meta:page-count="7" meta:paragraph-count="148" meta:word-count="1692" meta:character-count="107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